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3.9368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size="14pt" style:font-size-asian="14pt" style:font-size-complex="14pt"/>
    </style:style>
    <style:style style:name="P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family="paragraph">
      <style:text-properties style:font-name="Times New Roman" fo:font-size="14pt" style:font-size-asian="14pt" style:font-size-complex="14pt"/>
    </style:style>
    <style:style style:name="P12" style:parent-style-name="Standard" style:family="paragraph">
      <style:text-properties style:font-name="Times New Roman" fo:font-size="14pt" style:font-size-asian="14pt" style:font-size-complex="14pt"/>
    </style:style>
    <style:style style:name="P1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Times New Roman" fo:font-size="14pt" style:font-size-asian="14pt" style:font-size-complex="14pt"/>
    </style:style>
    <style:style style:name="P15" style:parent-style-name="Standard" style:family="paragraph">
      <style:text-properties style:font-name="Times New Roman" fo:font-size="14pt" style:font-size-asian="14pt" style:font-size-complex="14pt"/>
    </style:style>
    <style:style style:name="P16" style:parent-style-name="Standard" style:family="paragraph">
      <style:text-properties style:font-name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/>Артефакты модулей.</text:p>
      <text:p text:style-name="P2">Продвижение услуг ритуальной<text:s/>компании</text:p>
      <text:soft-page-break/>
      <text:p text:style-name="P3">Ввод:</text:p>
      <text:p text:style-name="P4"/>
      <text:p text:style-name="P5">- Поступление заявки на осуществление ритуальных услуг</text:p>
      <text:p text:style-name="P6"/>
      <text:p text:style-name="P7">Управление:</text:p>
      <text:p text:style-name="P8"/>
      <text:p text:style-name="P9">- Документ о подготовке ритуальных услуг</text:p>
      <text:p text:style-name="P10">-<text:s/>Документ о проведении ритуальных услуг</text:p>
      <text:p text:style-name="P11">- Сведения об клиентах</text:p>
      <text:p text:style-name="P12"/>
      <text:p text:style-name="P13">Вывод:</text:p>
      <text:p text:style-name="P14"/>
      <text:p text:style-name="P15"><text:s/>- Формирование отчетов</text:p>
      <text:p text:style-name="P16">- <text:s/>Отчет о выполнении работы</text:p>
      <text:p text:style-name="Standard"><text:span text:style-name="T17">- Список услуг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</meta:initial-creator>
    <dc:creator>Даниил</dc:creator>
    <meta:creation-date>2020-12-11T15:40:00Z</meta:creation-date>
    <dc:date>2020-12-11T15:41:00Z</dc:date>
    <meta:template xlink:href="Normal" xlink:type="simple"/>
    <meta:editing-cycles>2</meta:editing-cycles>
    <meta:editing-duration>PT60S</meta:editing-duration>
    <meta:document-statistic meta:page-count="2" meta:paragraph-count="1" meta:word-count="47" meta:character-count="315" meta:row-count="2" meta:non-whitespace-character-count="269"/>
  </office:meta>
</office:document-meta>
</file>